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svg:stroke-color="#b2b2b2" draw:fill-color="#eeeeee" draw:textarea-horizontal-align="justify" draw:textarea-vertical-align="middle" draw:auto-grow-height="false" fo:min-height="5.716cm" fo:min-width="3.256cm"/>
    </style:style>
    <style:style style:name="gr3" style:family="graphic" style:parent-style-name="standard">
      <style:graphic-properties draw:fill-color="#21409a" draw:textarea-horizontal-align="justify" draw:textarea-vertical-align="middle" draw:auto-grow-height="false" fo:min-height="1.274cm" fo:min-width="1.786cm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 style:parent-style-name="standard">
      <style:graphic-properties draw:stroke="none" draw:fill="none" fo:min-height="0.789cm"/>
    </style:style>
    <style:style style:name="gr6" style:family="graphic" style:parent-style-name="standard">
      <style:graphic-properties draw:fill-color="#006c3b" draw:textarea-horizontal-align="justify" draw:textarea-vertical-align="middle" draw:auto-grow-height="false" fo:min-height="1.274cm" fo:min-width="1.786cm"/>
    </style:style>
    <style:style style:name="gr7" style:family="graphic" style:parent-style-name="objectwithoutfill">
      <style:graphic-properties svg:stroke-width="0.035cm" svg:stroke-color="#21409a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fo:min-height="1.183cm"/>
    </style:style>
    <style:style style:name="gr9" style:family="graphic" style:parent-style-name="standard">
      <style:graphic-properties draw:stroke="none" draw:fill="none" fo:min-height="1.882cm"/>
    </style:style>
    <style:style style:name="gr10" style:family="graphic" style:parent-style-name="standard">
      <style:graphic-properties draw:stroke="none" draw:fill="none" fo:min-height="1.971cm"/>
    </style:style>
    <style:style style:name="gr11" style:family="graphic" style:parent-style-name="objectwithoutfill">
      <style:graphic-properties draw:stroke="solid" svg:stroke-width="0.035cm" svg:stroke-color="#21409a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fo:min-height="0.664cm"/>
    </style:style>
    <style:style style:name="gr13" style:family="graphic" style:parent-style-name="standard">
      <style:graphic-properties draw:fill-color="#cf3834" draw:textarea-horizontal-align="justify" draw:textarea-vertical-align="middle" draw:auto-grow-height="false" fo:min-height="1.274cm" fo:min-width="1.786cm"/>
    </style:style>
    <style:style style:name="gr14" style:family="graphic" style:parent-style-name="standard">
      <style:graphic-properties draw:stroke="none" draw:fill="none" fo:min-height="1.528cm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draw:fill-color="#512480" draw:textarea-horizontal-align="justify" draw:textarea-vertical-align="middle" draw:auto-grow-height="false" fo:min-height="0.766cm" fo:min-width="2.548cm"/>
    </style:style>
    <style:style style:name="gr17" style:family="graphic" style:parent-style-name="standard">
      <style:graphic-properties draw:stroke="none" draw:fill-color="#b2b2b2" draw:textarea-horizontal-align="justify" draw:textarea-vertical-align="middle" draw:auto-grow-height="false" fo:min-height="0.452cm" fo:min-width="0cm"/>
    </style:style>
    <style:style style:name="gr18" style:family="graphic" style:parent-style-name="standard">
      <style:graphic-properties draw:stroke="none" draw:fill="none" fo:min-height="1.168cm"/>
    </style:style>
    <style:style style:name="gr19" style:family="graphic" style:parent-style-name="objectwithoutfill">
      <style:graphic-properties svg:stroke-width="0.035cm" svg:stroke-color="#21409a" draw:marker-start="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-color="#491d74" draw:textarea-horizontal-align="justify" draw:textarea-vertical-align="middle" draw:auto-grow-height="false" fo:min-height="0.469cm" fo:min-width="0.258cm"/>
    </style:style>
    <style:style style:name="gr21" style:family="graphic" style:parent-style-name="standard">
      <style:graphic-properties draw:stroke="none" draw:fill="none" fo:min-height="0.857cm"/>
    </style:style>
    <style:style style:name="gr22" style:family="graphic" style:parent-style-name="standard">
      <style:graphic-properties svg:stroke-color="#dddddd" draw:fill-color="#adc5e7" draw:textarea-horizontal-align="justify" draw:textarea-vertical-align="middle" draw:auto-grow-height="false" fo:min-height="0.563cm" fo:min-width="0.044cm"/>
    </style:style>
    <style:style style:name="gr23" style:family="graphic" style:parent-style-name="standard">
      <style:graphic-properties draw:stroke="none" draw:fill="none" fo:min-height="0.488cm"/>
    </style:style>
    <style:style style:name="gr24" style:family="graphic" style:parent-style-name="standard">
      <style:graphic-properties draw:stroke="none" draw:fill="none" fo:min-height="0.517cm"/>
    </style:style>
    <style:style style:name="gr25" style:family="graphic" style:parent-style-name="standard">
      <style:graphic-properties draw:stroke="none" draw:fill="none" fo:min-height="1.033cm"/>
    </style:style>
    <style:style style:name="gr26" style:family="graphic" style:parent-style-name="standard">
      <style:graphic-properties svg:stroke-color="#5c2d91" draw:fill-color="#bcaed5" draw:textarea-horizontal-align="justify" draw:textarea-vertical-align="middle" draw:auto-grow-height="false" fo:min-height="0.561cm" fo:min-width="2.185cm"/>
    </style:style>
    <style:style style:name="gr27" style:family="graphic" style:parent-style-name="objectwithoutfill">
      <style:graphic-properties draw:stroke="solid" draw:stroke-dash="Ultrafine_20_Dashed" svg:stroke-color="#b2b2b2" draw:fill="none" draw:textarea-vertical-align="middle"/>
    </style:style>
    <style:style style:name="gr28" style:family="graphic" style:parent-style-name="objectwithoutfill">
      <style:graphic-properties draw:stroke="dash" draw:stroke-dash="Ultrafine_20_Dashed" svg:stroke-color="#b2b2b2" draw:fill="none" draw:textarea-vertical-align="middle"/>
    </style:style>
    <style:style style:name="gr29" style:family="graphic" style:parent-style-name="standard">
      <style:graphic-properties svg:stroke-width="0.106cm" svg:stroke-color="#bee3d3" draw:marker-start-width="0.357cm" draw:marker-end-width="0.357cm" draw:fill-color="#00a65d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30" style:family="graphic" style:parent-style-name="standard">
      <style:graphic-properties draw:stroke="none" draw:fill="none" fo:min-height="1.273cm"/>
    </style:style>
    <style:style style:name="gr31" style:family="graphic" style:parent-style-name="standard">
      <style:graphic-properties draw:stroke="none" draw:fill="none" fo:min-height="2.065cm"/>
    </style:style>
    <style:style style:name="gr32" style:family="graphic" style:parent-style-name="objectwithoutfill">
      <style:graphic-properties svg:stroke-color="#999999" draw:marker-start="" draw:marker-end="Symmetric_20_Arrow" draw:marker-end-width="0.3cm" draw:fill="none" draw:textarea-vertical-align="middle"/>
    </style:style>
    <style:style style:name="gr33" style:family="graphic" style:parent-style-name="standard">
      <style:graphic-properties svg:stroke-color="#dddddd" draw:fill-color="#faf8e5" draw:opacity="83%" draw:textarea-horizontal-align="justify" draw:textarea-vertical-align="middle" draw:auto-grow-height="false" fo:min-height="1.02cm" fo:min-width="2.294cm"/>
    </style:style>
    <style:style style:name="gr34" style:family="graphic" style:parent-style-name="standard">
      <style:graphic-properties draw:stroke="none" draw:fill="none" fo:min-height="0.766cm"/>
    </style:style>
    <style:style style:name="gr35" style:family="graphic" style:parent-style-name="standard">
      <style:graphic-properties svg:stroke-color="#dddddd" draw:fill-color="#faf8e5" draw:opacity="83%" draw:textarea-horizontal-align="justify" draw:textarea-vertical-align="middle" draw:auto-grow-height="false" fo:min-height="1.705cm" fo:min-width="2.294cm"/>
    </style:style>
    <style:style style:name="gr36" style:family="graphic" style:parent-style-name="standard">
      <style:graphic-properties draw:stroke="none" draw:fill="none" fo:min-height="1.548cm"/>
    </style:style>
    <style:style style:name="gr37" style:family="graphic" style:parent-style-name="standard">
      <style:graphic-properties draw:stroke="none" draw:fill="none" fo:min-height="0.457cm"/>
    </style:style>
    <style:style style:name="gr38" style:family="graphic" style:parent-style-name="standard">
      <style:graphic-properties svg:stroke-color="#003300" draw:fill-color="#007826" draw:textarea-horizontal-align="justify" draw:textarea-vertical-align="middle" draw:auto-grow-height="false" fo:min-height="1.274cm" fo:min-width="1.786cm"/>
    </style:style>
    <style:style style:name="gr39" style:family="graphic" style:parent-style-name="standard">
      <style:graphic-properties draw:stroke="none" draw:fill="none" fo:min-height="1.365cm"/>
    </style:style>
    <style:style style:name="gr40" style:family="graphic" style:parent-style-name="objectwithoutfill">
      <style:graphic-properties draw:stroke="solid" svg:stroke-width="0.035cm" svg:stroke-color="#21409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="none" fo:min-height="1.689cm"/>
    </style:style>
    <style:style style:name="gr42" style:family="graphic" style:parent-style-name="standard">
      <style:graphic-properties draw:stroke="none" draw:fill="none" fo:min-height="1.199cm"/>
    </style:style>
    <style:style style:name="gr43" style:family="graphic" style:parent-style-name="standard">
      <style:graphic-properties draw:stroke="none" draw:fill="none" fo:min-height="1.057cm"/>
    </style:style>
    <style:style style:name="gr44" style:family="graphic" style:parent-style-name="standard">
      <style:graphic-properties draw:stroke="none" draw:fill="none" fo:min-height="1.409cm"/>
    </style:style>
    <style:style style:name="gr45" style:family="graphic" style:parent-style-name="standard">
      <style:graphic-properties draw:fill-color="#330099" draw:textarea-horizontal-align="justify" draw:textarea-vertical-align="middle" draw:auto-grow-height="false" fo:min-height="1.274cm" fo:min-width="1.786cm"/>
    </style:style>
    <style:style style:name="gr46" style:family="graphic" style:parent-style-name="standard">
      <style:graphic-properties draw:stroke="none" draw:fill="none" fo:min-height="0.957cm"/>
    </style:style>
    <style:style style:name="gr4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865cm" style:use-optimal-column-width="false"/>
    </style:style>
    <style:style style:name="co2" style:family="table-column">
      <style:table-column-properties style:column-width="15.414cm" style:use-optimal-column-width="false"/>
    </style:style>
    <style:style style:name="ro1" style:family="table-row">
      <style:table-row-properties style:row-height="0.717cm"/>
    </style:style>
    <style:style style:name="ro2" style:family="table-row">
      <style:table-row-properties style:row-height="0.849cm"/>
    </style:style>
    <style:style style:name="ro3" style:family="table-row">
      <style:table-row-properties style:row-height="2.596cm"/>
    </style:style>
    <style:style style:name="ro4" style:family="table-row">
      <style:table-row-properties style:row-height="0.68cm"/>
    </style:style>
    <style:style style:name="ro5" style:family="table-row">
      <style:table-row-properties style:row-height="1.638cm"/>
    </style:style>
    <style:style style:name="ro6" style:family="table-row">
      <style:table-row-properties style:row-height="2.117cm"/>
    </style:style>
    <style:style style:name="ce1" style:family="table-cell">
      <style:graphic-properties draw:fill-color="#000066" style:repeat="repeat" fo:padding-top="0.1cm" fo:padding-bottom="0.1cm" fo:padding-left="0.1cm" fo:padding-right="0.1cm"/>
      <style:paragraph-properties fo:border-left="none" fo:border-right="0.01cm solid #b2b2b2" fo:border-top="none" fo:border-bottom="none"/>
      <style:text-properties fo:color="#ffffff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000066" style:repeat="repeat" fo:padding-top="0.1cm" fo:padding-bottom="0.1cm" fo:padding-left="0.1cm" fo:padding-right="0.1cm"/>
      <style:paragraph-properties fo:border-left="0.01cm solid #b2b2b2" fo:border-right="0.01cm solid #b2b2b2" fo:border-top="none" fo:border-bottom="none"/>
      <style:text-properties fo:color="#ffffff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draw:fill-color="#000066" style:repeat="repeat" fo:padding-top="0.1cm" fo:padding-bottom="0.1cm" fo:padding-left="0.1cm" fo:padding-right="0.1cm"/>
      <style:paragraph-properties fo:border-left="0.01cm solid #b2b2b2" fo:border-right="none" fo:border-top="none" fo:border-bottom="none"/>
      <style:text-properties fo:color="#ffffff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-left="0.01cm solid #b2b2b2" fo:border-right="0.01cm solid #b2b2b2" fo:border-top="none" fo:border-bottom="0.01cm solid #b2b2b2"/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draw:fill-color="#ffffff" style:repeat="repeat" fo:padding-top="0.1cm" fo:padding-bottom="0.1cm" fo:padding-left="0.1cm" fo:padding-right="0.1cm"/>
      <style:paragraph-properties fo:border-left="0.01cm solid #b2b2b2" fo:border-right="0.01cm solid #b2b2b2" fo:border-top="none" fo:border-bottom="0.01cm solid #b2b2b2"/>
      <style:text-properties fo:font-family="Calibri" style:font-family-generic="swiss" style:font-pitch="variable" fo:font-size="11pt" style:font-size-asian="11pt" style:font-size-complex="11pt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fo:border="0.01cm solid #b2b2b2"/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border="0.01cm solid #b2b2b2"/>
      <style:text-properties fo:font-family="Calibri" style:font-family-generic="swiss" style:font-pitch="variable" fo:font-size="11pt" style:font-size-asian="11pt" style:font-size-complex="11pt"/>
    </style:style>
    <style:style style:name="ce8" style:family="table-cell">
      <style:graphic-properties draw:fill-color="#ffffff" style:repeat="repeat"/>
      <style:paragraph-properties fo:border="0.01cm solid #b2b2b2"/>
      <style:text-properties fo:font-weight="bold" style:font-weight-asian="bold" style:font-weight-complex="bold"/>
    </style:style>
    <style:style style:name="ce9" style:family="table-cell">
      <style:graphic-properties draw:fill-color="#ffffff" style:repeat="repeat"/>
      <style:paragraph-properties fo:border="0.01cm solid #b2b2b2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390a5d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10pt"/>
    </style:style>
    <style:style style:name="P6" style:family="paragraph">
      <style:text-properties fo:color="#1010f7"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font-size="9pt" style:font-size-asian="9pt" style:font-size-complex="9pt"/>
    </style:style>
    <style:style style:name="P9" style:family="paragraph">
      <style:paragraph-properties fo:text-align="start"/>
      <style:text-properties fo:color="#1010f7" fo:font-size="9pt" style:font-size-asian="9pt" style:font-size-complex="9pt"/>
    </style:style>
    <style:style style:name="P10" style:family="paragraph">
      <style:paragraph-properties fo:text-align="start"/>
      <style:text-properties fo:color="#390a5d" fo:font-size="10pt" fo:font-weight="bold" style:font-weight-asian="bold" style:font-weight-complex="bold"/>
    </style:style>
    <style:style style:name="P11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font-size="9pt" style:font-size-asian="9pt" style:font-size-complex="9pt"/>
    </style:style>
    <style:style style:name="P14" style:family="paragraph">
      <style:paragraph-properties fo:text-align="start"/>
      <style:text-properties fo:font-size="9pt" fo:font-weight="normal" style:font-size-asian="9pt" style:font-weight-asian="normal" style:font-size-complex="9pt" style:font-weight-complex="normal"/>
    </style:style>
    <style:style style:name="P15" style:family="paragraph">
      <style:text-properties fo:font-family="Calibri" style:font-family-generic="swiss" style:font-pitch="variable" fo:font-size="12pt" style:font-size-asian="12pt" style:font-size-complex="12pt"/>
    </style:style>
    <style:style style:name="P16" style:family="paragraph">
      <style:paragraph-properties fo:text-align="center"/>
      <style:text-properties fo:color="#5c2d91" fo:font-size="10pt" style:font-size-asian="10pt" style:font-size-complex="10pt"/>
    </style:style>
    <style:style style:name="P17" style:family="paragraph">
      <style:paragraph-properties fo:text-align="center"/>
      <style:text-properties fo:color="#491d74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8" style:family="paragraph">
      <style:text-properties fo:color="#1833e0" fo:font-size="9pt" fo:font-style="italic"/>
    </style:style>
    <style:style style:name="P19" style:family="paragraph">
      <style:text-properties fo:color="#0f43ec" fo:font-size="10pt" fo:font-style="italic" style:font-style-asian="italic" style:font-style-complex="italic"/>
    </style:style>
    <style:style style:name="P20" style:family="paragraph">
      <style:paragraph-properties fo:text-align="start"/>
      <style:text-properties fo:font-family="Calibri" style:font-style-name="Italic" style:font-family-generic="swiss" style:font-pitch="variable" fo:font-size="10pt"/>
    </style:style>
    <style:style style:name="P21" style:family="paragraph">
      <style:paragraph-properties fo:text-align="start"/>
      <style:text-properties fo:font-family="Calibri" style:font-style-name="Italic" style:font-family-generic="swiss" style:font-pitch="variable" fo:font-size="10pt" style:font-size-asian="11pt" style:font-size-complex="11pt"/>
    </style:style>
    <style:style style:name="P22" style:family="paragraph">
      <style:paragraph-properties fo:text-align="start"/>
      <style:text-properties fo:font-family="Calibri" style:font-style-name="Italic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23" style:family="paragraph">
      <style:paragraph-properties fo:text-align="end"/>
      <style:text-properties fo:color="#666666"/>
    </style:style>
    <style:style style:name="P24" style:family="paragraph">
      <style:text-properties fo:color="#ffffff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26" style:family="paragraph">
      <style:text-properties fo:font-family="Calibri" style:font-family-generic="swiss" style:font-pitch="variable" fo:font-size="11pt" style:font-size-asian="11pt" style:font-size-complex="11pt"/>
    </style:style>
    <style:style style:name="P27" style:family="paragraph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390a5d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/>
    </style:style>
    <style:style style:name="T4" style:family="text">
      <style:text-properties fo:color="#1010f7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1010f7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1010f7"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1010f7" fo:font-size="9pt" style:font-size-asian="9pt" style:font-size-complex="9pt"/>
    </style:style>
    <style:style style:name="T10" style:family="text">
      <style:text-properties fo:color="#390a5d" fo:font-size="10pt" fo:font-weight="bold" style:font-weight-asian="bold" style:font-weight-complex="bold"/>
    </style:style>
    <style:style style:name="T11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ffff" fo:font-size="10pt" style:font-size-asian="10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21409a" fo:font-size="12pt" fo:font-weight="bold" style:font-weight-asian="bold" style:font-weight-complex="bold"/>
    </style:style>
    <style:style style:name="T15" style:family="text">
      <style:text-properties fo:font-family="Calibri" style:font-family-generic="swiss" style:font-pitch="variable" fo:font-size="12pt" style:font-size-asian="12pt" style:font-size-complex="12pt"/>
    </style:style>
    <style:style style:name="T16" style:family="text">
      <style:text-properties fo:color="#5c2d91" fo:font-size="10pt" style:font-size-asian="10pt" style:font-size-complex="10pt"/>
    </style:style>
    <style:style style:name="T17" style:family="text">
      <style:text-properties fo:color="#491d74" fo:font-size="10pt" style:font-size-asian="10pt" style:font-size-complex="10pt"/>
    </style:style>
    <style:style style:name="T18" style:family="text">
      <style:text-properties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style:text-outline="false" style:text-line-through-style="none" fo:font-family="Calibri" style:font-family-generic="swiss" style:font-pitch="variable" fo:font-size="12pt" fo:font-style="normal" fo:text-shadow="none" style:text-underline-style="none" fo:font-weight="bold" style:letter-kerning="true" style:font-family-asian="'Microsoft YaHei'" style:font-family-generic-asian="system" style:font-pitch-asian="variable" style:font-size-asian="12pt" style:font-style-asian="normal" style:font-weight-asian="bold" style:font-family-complex="Arial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833e0" fo:font-family="Calibri" style:font-family-generic="swiss" style:font-pitch="variable" fo:font-size="12pt" style:font-size-asian="12pt" style:font-size-complex="12pt"/>
    </style:style>
    <style:style style:name="T22" style:family="text">
      <style:text-properties fo:color="#1833e0" fo:font-size="9pt" fo:font-style="italic"/>
    </style:style>
    <style:style style:name="T23" style:family="text">
      <style:text-properties fo:color="#0f43ec" fo:font-size="10pt" fo:font-style="italic" style:font-style-asian="italic" style:font-style-complex="italic"/>
    </style:style>
    <style:style style:name="T24" style:family="text">
      <style:text-properties fo:font-family="Calibri" style:font-style-name="Italic" style:font-family-generic="swiss" style:font-pitch="variable" style:font-size-asian="11pt" style:font-size-complex="11pt"/>
    </style:style>
    <style:style style:name="T25" style:family="text">
      <style:text-properties fo:font-family="Calibri" style:font-style-name="Italic" style:font-family-generic="swiss" style:font-pitch="variable" fo:font-size="9pt" style:font-size-asian="9pt" style:font-size-complex="9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family="Calibri" style:font-family-generic="swiss" style:font-pitch="variable" fo:font-size="11pt" style:font-size-asian="11pt" style:font-size-complex="11pt"/>
    </style:style>
    <style:style style:name="T30" style:family="text">
      <style:text-properties fo:font-family="Calibri" style:font-family-generic="swiss" style:font-pitch="variable" fo:font-size="11pt" style:font-size-asian="11pt" style:font-size-complex="11pt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0.508cm" svg:x="5.607cm" svg:y="1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508cm" svg:height="0.508cm" svg:x="8.0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508cm" svg:height="0.508cm" svg:x="7.87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508cm" svg:height="0.508cm" svg:x="13.4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6cm" svg:height="5.966cm" svg:x="4.759cm" svg:y="11.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286cm" svg:height="1.524cm" svg:x="0.825cm" svg:y="4.132cm">
          <text:p text:style-name="P1"><text:span text:style-name="T1">Do Re M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382cm" svg:height="1.27cm" svg:x="0.254cm" svg:y="0.508cm">
          <draw:text-box>
            <text:p text:style-name="P3"><text:span text:style-name="T2">DoReMi Books Inc.</text:span></text:p>
          </draw:text-box>
        </draw:frame>
        <draw:frame draw:style-name="gr5" draw:text-style-name="P5" draw:layer="layout" svg:width="4.466cm" svg:height="1.039cm" svg:x="2.392cm" svg:y="3.025cm">
          <draw:text-box>
            <text:p><text:span text:style-name="T3">Supply <text:s/>of <text:s/>music <text:s/>books <text:s/>to <text:s/>music <text:s/>schools</text:span></text:p>
          </draw:text-box>
        </draw:frame>
        <draw:frame draw:style-name="gr4" draw:text-style-name="P5" draw:layer="layout" svg:width="1.778cm" svg:height="1.27cm" svg:x="5.461cm" svg:y="5.842cm">
          <draw:text-box>
            <text:p><text:span text:style-name="T3">Bulk Orders <text:s/></text:span></text:p>
          </draw:text-box>
        </draw:frame>
        <draw:custom-shape draw:style-name="gr6" draw:text-style-name="P2" xml:id="id2" draw:id="id2" draw:layer="layout" svg:width="2.032cm" svg:height="1.27cm" svg:x="4.318cm" svg:y="7.112cm">
          <text:p text:style-name="P2"><text:span text:style-name="T1">Music </text:span></text:p>
          <text:p text:style-name="P2"><text:span text:style-name="T1">Schoo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3.111cm" svg:y1="4.894cm" svg:x2="5.334cm" svg:y2="7.112cm" draw:start-shape="id1" draw:start-glue-point="1" draw:end-shape="id2" draw:end-glue-point="0" svg:d="M3111 4894c1482 0 2223 739 2223 2218">
          <text:p/>
        </draw:connector>
        <draw:frame draw:style-name="gr8" draw:text-style-name="P6" draw:layer="layout" svg:width="4.028cm" svg:height="1.433cm" svg:x="0.798cm" svg:y="5.933cm">
          <draw:text-box>
            <text:p><text:span text:style-name="T4">Sales constitute 30% of the annual revenue </text:span></text:p>
          </draw:text-box>
        </draw:frame>
        <draw:frame draw:style-name="gr9" draw:text-style-name="P7" draw:layer="layout" svg:width="3.123cm" svg:height="2.132cm" svg:x="0.034cm" svg:y="2.508cm">
          <draw:text-box>
            <text:p><text:span text:style-name="T5">1955</text:span></text:p>
            <text:p><text:span text:style-name="T6">57 years</text:span><text:span text:style-name="T7"> </text:span><text:span text:style-name="T8"><text:s/></text:span></text:p>
          </draw:text-box>
        </draw:frame>
        <draw:frame draw:style-name="gr10" draw:text-style-name="P9" draw:layer="layout" svg:width="2.794cm" svg:height="2.221cm" svg:x="-0.054cm" svg:y="7.939cm">
          <draw:text-box>
            <text:p text:style-name="P8"><text:span text:style-name="T9">online Interaction with customer and internet sales</text:span></text:p>
          </draw:text-box>
        </draw:frame>
        <draw:custom-shape draw:style-name="gr3" draw:text-style-name="P2" xml:id="id3" draw:id="id3" draw:layer="layout" svg:width="2.286cm" svg:height="1.524cm" svg:x="0.979cm" svg:y="12.083cm">
          <text:p text:style-name="P1"><text:span text:style-name="T1">Do Re Me</text:span></text:p>
          <text:p text:style-name="P1"><text:span text:style-name="T1">Web Sit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3.265cm" svg:y1="12.845cm" svg:x2="5.262cm" svg:y2="13.992cm" draw:start-shape="id3" draw:end-shape="id4" draw:end-glue-point="0" svg:d="M3265 12845l1997 1147">
          <text:p/>
        </draw:connector>
        <draw:connector draw:style-name="gr7" draw:text-style-name="P1" draw:layer="layout" draw:type="curve" svg:x1="4.318cm" svg:y1="7.747cm" svg:x2="2.122cm" svg:y2="12.083cm" draw:start-shape="id2" draw:start-glue-point="3" draw:end-shape="id3" draw:end-glue-point="0" svg:d="M4318 7747c-1464 0-2196 1445-2196 4336">
          <text:p/>
        </draw:connector>
        <draw:frame draw:style-name="gr12" draw:text-style-name="P10" draw:layer="layout" svg:width="3.6cm" svg:height="1.039cm" svg:x="4.989cm" svg:y="11.559cm">
          <draw:text-box>
            <text:p text:style-name="P3"><text:span text:style-name="T10">NEW PLATFORM</text:span></text:p>
          </draw:text-box>
        </draw:frame>
        <draw:custom-shape draw:style-name="gr13" draw:text-style-name="P11" xml:id="id5" draw:id="id5" draw:layer="layout" svg:width="2.286cm" svg:height="1.524cm" svg:x="12.555cm" svg:y="14.291cm">
          <text:p text:style-name="P1"><text:span text:style-name="T11">Inventory</text:span></text:p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81cm" svg:height="1.778cm" svg:x="8.999cm" svg:y="14.907cm">
          <draw:text-box>
            <text:p text:style-name="P8"><text:span text:style-name="T9">Order Handling Process &amp; Online transaction sales</text:span></text:p>
          </draw:text-box>
        </draw:frame>
        <draw:frame draw:style-name="gr8" draw:text-style-name="P9" draw:layer="layout" svg:width="3.046cm" svg:height="1.433cm" svg:x="13.21cm" svg:y="16.256cm">
          <draw:text-box>
            <text:p text:style-name="P8"><text:span text:style-name="T9">Stock inventory <text:s/>planning and management</text:span></text:p>
          </draw:text-box>
        </draw:frame>
        <draw:custom-shape draw:style-name="gr15" draw:text-style-name="P1" xml:id="id6" draw:id="id6" draw:layer="layout" svg:width="0.254cm" svg:height="0.254cm" svg:x="8.099cm" svg:y="12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3.048cm" svg:height="1.016cm" svg:x="5.189cm" svg:y="12.167cm">
          <text:p text:style-name="P1"><text:span text:style-name="T12">Intelligent</text:span></text:p>
          <text:p text:style-name="P1"><text:span text:style-name="T12">Business Modu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4" draw:id="id4" draw:layer="layout" svg:width="0.254cm" svg:height="0.254cm" svg:x="5.135cm" svg:y="13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9" draw:id="id9" draw:layer="layout" svg:width="0.254cm" svg:height="0.254cm" svg:x="7.991cm" svg:y="14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3.048cm" svg:height="1.016cm" svg:x="5.249cm" svg:y="13.992cm">
          <text:p text:style-name="P1"><text:span text:style-name="T12">Transactions</text:span></text:p>
          <text:p text:style-name="P1"><text:span text:style-name="T12">System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62cm" svg:height="0.97cm" svg:x="6.459cm" svg:y="13.09cm">
          <text:p/>
          <draw:enhanced-geometry svg:viewBox="0 0 21600 21600" draw:text-areas="?f0 ?f8 ?f2 ?f9" draw:type="up-down-arrow" draw:modifiers="6199.7378768021 7020.7077326343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3" draw:layer="layout" svg:width="3.556cm" svg:height="1.659cm" svg:x="12.7cm" svg:y="11.43cm">
          <draw:text-box>
            <text:p text:style-name="P13"><text:span text:style-name="T9">optimal stock inventory and warehousing forecasting</text:span></text:p>
          </draw:text-box>
        </draw:frame>
        <draw:connector draw:style-name="gr7" draw:text-style-name="P1" draw:layer="layout" draw:type="curve" svg:x1="13.698cm" svg:y1="14.291cm" svg:x2="8.353cm" svg:y2="12.541cm" draw:start-shape="id5" draw:start-glue-point="0" draw:end-shape="id6" draw:end-glue-point="1" svg:d="M13698 14291c0-1167-1781-1750-5345-1750">
          <text:p/>
        </draw:connector>
        <draw:connector draw:style-name="gr19" draw:text-style-name="P1" draw:layer="layout" draw:type="curve" svg:x1="8.382cm" svg:y1="11.684cm" svg:x2="10.289cm" svg:y2="9.864cm" draw:start-shape="id7" draw:start-glue-point="10" draw:end-shape="id8" draw:end-glue-point="8" svg:d="M8382 11684c1272 0 1907-606 1907-1820">
          <text:p/>
        </draw:connector>
        <draw:custom-shape draw:style-name="gr20" draw:text-style-name="P1" xml:id="id8" draw:id="id8" draw:layer="layout" svg:width="0.42cm" svg:height="0.466cm" svg:x="10.07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767cm" svg:height="1.107cm" svg:x="10.441cm" svg:y="8.944cm">
          <draw:text-box>
            <text:p text:style-name="P14"><text:span text:style-name="T13">Approval</text:span></text:p>
            <text:p text:style-name="P14"><text:span text:style-name="T13">Processing</text:span></text:p>
          </draw:text-box>
        </draw:frame>
        <draw:g>
          <draw:frame draw:style-name="gr8" draw:text-style-name="P13" draw:layer="layout" svg:width="5.55cm" svg:height="1.433cm" svg:x="15.278cm" svg:y="14.167cm">
            <draw:text-box>
              <text:p text:style-name="P13"><text:span text:style-name="T9">Automated workflow <text:s/>with automated inventory <text:s/>checks <text:s/>and approval </text:span></text:p>
            </draw:text-box>
          </draw:frame>
          <draw:frame draw:style-name="gr5" draw:text-style-name="P13" draw:layer="layout" svg:width="5.026cm" svg:height="1.039cm" svg:x="15.294cm" svg:y="15.471cm">
            <draw:text-box>
              <text:p text:style-name="P13"><text:span text:style-name="T9">Simplify <text:s/>bulk sales orders</text:span></text:p>
            </draw:text-box>
          </draw:frame>
        </draw:g>
        <draw:g>
          <draw:frame draw:style-name="gr8" draw:text-style-name="P5" draw:layer="layout" svg:width="3.518cm" svg:height="1.433cm" svg:x="5.626cm" svg:y="4.572cm">
            <draw:text-box>
              <text:p><text:span text:style-name="T3">Special <text:s/>bulk package discounts</text:span></text:p>
            </draw:text-box>
          </draw:frame>
          <draw:g>
            <draw:g>
              <draw:custom-shape draw:style-name="gr22" draw:text-style-name="P1" draw:layer="layout" svg:width="0.544cm" svg:height="0.813cm" svg:x="5.184cm" svg:y="4.6cm">
                <text:p/>
                <draw:enhanced-geometry svg:viewBox="0 0 21600 21600" draw:mirror-vertical="true" draw:glue-points="10800 0 0 10800 10800 21600 21600 10800" draw:text-areas="0 0 21600 ?f11" draw:type="paper" draw:modifiers="11861.5989515072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3" draw:layer="layout" svg:width="0.563cm" svg:height="0.738cm" svg:x="5.08cm" svg:y="4.775cm">
              <draw:text-box>
                <text:p><text:span text:style-name="T14">$</text:span></text:p>
              </draw:text-box>
            </draw:frame>
          </draw:g>
        </draw:g>
        <draw:frame draw:style-name="gr24" draw:text-style-name="P15" draw:layer="layout" svg:width="13.61cm" svg:height="0.767cm" svg:x="0.868cm" svg:y="18.154cm">
          <draw:text-box>
            <text:p><text:span text:style-name="T15">Current business processes are manual, no on line internet presence </text:span></text:p>
          </draw:text-box>
        </draw:frame>
        <draw:frame draw:style-name="gr25" draw:text-style-name="P15" draw:layer="layout" svg:width="13.356cm" svg:height="1.283cm" svg:x="0.868cm" svg:y="18.734cm">
          <draw:text-box>
            <text:p><text:span text:style-name="T15">Business <text:s/>process improvement <text:s/>carried out to <text:s/>improve music <text:s/>books <text:s/>sale <text:s/>transaction and order <text:s/>handling process </text:span></text:p>
          </draw:text-box>
        </draw:frame>
        <draw:custom-shape draw:style-name="gr26" draw:text-style-name="P16" xml:id="id10" draw:id="id10" draw:layer="layout" svg:width="2.685cm" svg:height="0.811cm" svg:x="5.261cm" svg:y="15.143cm">
          <text:p text:style-name="P1"><text:span text:style-name="T16">Order handl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3.698cm" svg:y1="15.815cm" svg:x2="8.118cm" svg:y2="15.068cm" draw:start-shape="id5" draw:end-shape="id9" draw:end-glue-point="2" svg:d="M13698 15815c0 751-5580 1125-5580-747">
          <text:p/>
        </draw:connector>
        <draw:custom-shape draw:style-name="gr26" draw:text-style-name="P17" draw:layer="layout" svg:width="2.685cm" svg:height="0.811cm" svg:x="5.261cm" svg:y="15.947cm">
          <text:p text:style-name="P1"><text:span text:style-name="T17">Internet Sales</text:span>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15.134cm" svg:height="1.283cm" svg:x="0.868cm" svg:y="19.834cm">
          <draw:text-box>
            <text:p><text:span text:style-name="T15">Advanced <text:s/>business intelligence module for optimal stock inventory and warehousing forecasting</text:span></text:p>
          </draw:text-box>
        </draw:frame>
        <draw:line draw:style-name="gr27" draw:text-style-name="P1" draw:layer="layout" svg:x1="0cm" svg:y1="18.034cm" svg:x2="28cm" svg:y2="18.034cm">
          <text:p/>
        </draw:line>
        <draw:line draw:style-name="gr27" draw:text-style-name="P1" draw:layer="layout" svg:x1="0cm" svg:y1="2.034cm" svg:x2="28cm" svg:y2="2.034cm">
          <text:p/>
        </draw:line>
        <draw:g>
          <draw:line draw:style-name="gr28" draw:text-style-name="P1" draw:layer="layout" svg:x1="0.602cm" svg:y1="18.796cm" svg:x2="14.332cm" svg:y2="18.796cm">
            <text:p/>
          </draw:line>
          <draw:custom-shape draw:style-name="gr29" draw:text-style-name="P1" draw:layer="layout" svg:width="0.3cm" svg:height="0.281cm" svg:x="0.568cm" svg:y="18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8" draw:text-style-name="P1" draw:layer="layout" svg:x1="0.603cm" svg:y1="19.758cm" svg:x2="14.333cm" svg:y2="19.758cm">
          <text:p/>
        </draw:line>
        <draw:custom-shape draw:style-name="gr29" draw:text-style-name="P1" draw:layer="layout" svg:width="0.3cm" svg:height="0.281cm" svg:x="0.569cm" svg:y="1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3cm" svg:height="0.281cm" svg:x="0.57cm" svg:y="2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layout" svg:width="12.506cm" svg:height="1.523cm" svg:x="15.494cm" svg:y="18.096cm">
          <draw:text-box>
            <text:p><text:span text:style-name="T18">Automated</text:span><text:span text:style-name="T15"> </text:span><text:span text:style-name="T18">work flow</text:span><text:span text:style-name="T15"> : Automated <text:s/>inventory <text:s/>checks <text:s/>and <text:s/>approval </text:span></text:p>
          </draw:text-box>
        </draw:frame>
        <draw:frame draw:style-name="gr31" draw:text-style-name="P15" draw:layer="layout" svg:width="11.74cm" svg:height="2.315cm" svg:x="15.492cm" svg:y="18.796cm">
          <draw:text-box>
            <text:p><text:span text:style-name="T19">Assumption from case study: </text:span></text:p>
            <text:p><text:span text:style-name="T20">An </text:span><text:span text:style-name="T15">individual customer may order in bulk or place a single order.</text:span></text:p>
            <text:p><text:span text:style-name="T21">The order processing and inventory system needs to differentiate <text:s/>a bulk order from a single order.</text:span></text:p>
          </draw:text-box>
        </draw:frame>
        <draw:connector draw:style-name="gr32" draw:text-style-name="P1" draw:layer="layout" draw:type="line" svg:x1="5.261cm" svg:y1="15.548cm" svg:x2="3.828cm" svg:y2="14.627cm" draw:start-shape="id10" draw:start-glue-point="3" draw:end-shape="id11" svg:d="M5261 15548l-1433-921">
          <text:p/>
        </draw:connector>
        <draw:g xml:id="id11" draw:id="id11">
          <draw:custom-shape draw:style-name="gr33" draw:text-style-name="P1" draw:layer="layout" svg:width="2.794cm" svg:height="1.27cm" svg:x="1.034cm" svg:y="13.992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18" draw:layer="layout" svg:width="2.812cm" svg:height="1.016cm" svg:x="1.016cm" svg:y="14.094cm">
            <draw:text-box>
              <text:p><text:span text:style-name="T22">Purchase order</text:span></text:p>
              <text:p><text:span text:style-name="T22">Sales Order</text:span></text:p>
            </draw:text-box>
          </draw:frame>
        </draw:g>
        <draw:custom-shape draw:style-name="gr35" draw:text-style-name="P1" draw:layer="layout" svg:width="2.794cm" svg:height="1.955cm" svg:x="1.035cm" svg:y="15.592cm"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2.812cm" svg:height="1.798cm" svg:x="1.017cm" svg:y="15.749cm">
          <draw:text-box>
            <text:p><text:span text:style-name="T22">Sales quotation for request to purchase. Invoice is </text:span></text:p>
          </draw:text-box>
        </draw:frame>
        <draw:connector draw:style-name="gr32" draw:text-style-name="P1" draw:layer="layout" draw:type="line" svg:x1="5.262cm" svg:y1="16.349cm" svg:x2="3.829cm" svg:y2="16.686cm" svg:d="M5262 16349l-1433 337">
          <text:p/>
        </draw:connector>
        <draw:frame draw:style-name="gr37" draw:text-style-name="P19" draw:layer="layout" svg:width="10.16cm" svg:height="0.707cm" svg:x="17.78cm" svg:y="1.071cm">
          <draw:text-box>
            <text:p><text:span text:style-name="T23"><text:a xlink:href="http://www.varstreetinc.com/blog/What-is-a-sales-order">http://www.varstreetinc.com/blog/What-is-a-sales-order</text:a></text:span></text:p>
          </draw:text-box>
        </draw:frame>
        <draw:custom-shape draw:style-name="gr1" draw:text-style-name="P1" xml:id="id19" draw:id="id19" draw:layer="layout" svg:width="0.508cm" svg:height="0.508cm" svg:x="7.946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xml:id="id17" draw:id="id17" draw:layer="layout" svg:width="2.286cm" svg:height="1.524cm" svg:x="13.462cm" svg:y="4.318cm">
          <text:p text:style-name="P11"><text:span text:style-name="T11">Accounts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svg:x1="13.536cm" svg:y1="4.9cm" svg:x2="10.289cm" svg:y2="9.398cm" draw:start-shape="id12" draw:start-glue-point="5" draw:end-shape="id8" draw:end-glue-point="4" svg:d="M13536 4900c-2165 0-3247 1499-3247 4498">
          <text:p/>
        </draw:connector>
        <draw:frame draw:style-name="gr39" draw:text-style-name="P21" draw:layer="layout" svg:width="2.956cm" svg:height="1.615cm" svg:x="10.58cm" svg:y="7.233cm">
          <draw:text-box>
            <text:p text:style-name="P20"><text:span text:style-name="T24">Credit Verification checks</text:span></text:p>
          </draw:text-box>
        </draw:frame>
        <draw:connector draw:style-name="gr19" draw:text-style-name="P1" draw:layer="layout" draw:type="curve" svg:x1="13.97cm" svg:y1="9.652cm" svg:x2="8.436cm" svg:y2="12.118cm" draw:end-shape="id13" draw:end-glue-point="9" svg:d="M13970 9652c-3720 0-953 2466-5534 2466">
          <text:p/>
        </draw:connector>
        <draw:custom-shape draw:style-name="gr20" draw:text-style-name="P1" draw:layer="layout" svg:width="0.42cm" svg:height="0.466cm" svg:x="10.226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xml:id="id14" draw:id="id14" draw:layer="layout" svg:width="2.286cm" svg:height="1.524cm" svg:x="18.923cm" svg:y="8.863cm">
          <text:p text:style-name="P11"><text:span text:style-name="T11">Shipping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draw:type="line" svg:x1="16.256cm" svg:y1="9.652cm" svg:x2="18.923cm" svg:y2="9.625cm" draw:end-shape="id14" draw:end-glue-point="3" svg:d="M16256 9652l2667-27">
          <text:p/>
        </draw:connector>
        <draw:custom-shape draw:style-name="gr20" draw:text-style-name="P1" draw:layer="layout" svg:width="0.508cm" svg:height="0.508cm" svg:x="10.66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2" draw:layer="layout" svg:width="2.37cm" svg:height="1.939cm" svg:x="11.048cm" svg:y="11.684cm">
          <draw:text-box>
            <text:p text:style-name="P22"><text:span text:style-name="T25">Inventory Checks</text:span></text:p>
          </draw:text-box>
        </draw:frame>
        <draw:custom-shape draw:style-name="gr20" draw:text-style-name="P1" draw:layer="layout" svg:width="0.508cm" svg:height="0.508cm" svg:x="10.1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6" draw:id="id16" draw:layer="layout" svg:width="2.286cm" svg:height="1.524cm" svg:x="13.97cm" svg:y="8.89cm">
          <text:p text:style-name="P11"><text:span text:style-name="T11">Packag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2.286cm" svg:height="1.524cm" svg:x="18.966cm" svg:y="10.689cm">
          <text:p text:style-name="P2"><text:span text:style-name="T1">Customer 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svg:x1="18.966cm" svg:y1="11.451cm" svg:x2="15.113cm" svg:y2="10.414cm" draw:start-shape="id15" draw:end-shape="id16" draw:end-glue-point="2" svg:d="M18966 11451c-2569 0-3853-345-3853-1037">
          <text:p/>
        </draw:connector>
        <draw:frame draw:style-name="gr42" draw:text-style-name="P22" draw:layer="layout" svg:width="2.37cm" svg:height="1.449cm" svg:x="16.172cm" svg:y="11.684cm">
          <draw:text-box>
            <text:p text:style-name="P22"><text:span text:style-name="T25">Notify Customer Service Rep</text:span></text:p>
          </draw:text-box>
        </draw:frame>
        <draw:connector draw:style-name="gr19" draw:text-style-name="P1" draw:layer="layout" draw:type="curve" draw:line-skew="1.472cm" svg:x1="21.252cm" svg:y1="11.451cm" svg:x2="15.748cm" svg:y2="5.08cm" draw:start-shape="id15" draw:start-glue-point="1" draw:end-shape="id17" svg:d="M21252 11451c2959 0 5711-6371-5504-6371">
          <text:p/>
        </draw:connector>
        <draw:connector draw:style-name="gr19" draw:text-style-name="P1" draw:layer="layout" draw:type="curve" svg:x1="18.966cm" svg:y1="11.451cm" svg:x2="15.113cm" svg:y2="10.414cm" draw:start-shape="id15" draw:start-glue-point="3" draw:end-shape="id16" draw:end-glue-point="2" svg:d="M18966 11451c-2569 0-3853-345-3853-1037">
          <text:p/>
        </draw:connector>
        <draw:frame draw:style-name="gr39" draw:text-style-name="P21" draw:layer="layout" svg:width="4.152cm" svg:height="1.615cm" svg:x="22.098cm" svg:y="4.778cm">
          <draw:text-box>
            <text:p text:style-name="P20"><text:span text:style-name="T24">Accounts cancels order if order is not approved</text:span></text:p>
          </draw:text-box>
        </draw:frame>
        <draw:custom-shape draw:style-name="gr20" draw:text-style-name="P1" draw:layer="layout" svg:width="0.42cm" svg:height="0.466cm" svg:x="21.5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2.286cm" svg:height="1.524cm" svg:x="21.336cm" svg:y="14.224cm">
          <text:p text:style-name="P2"><text:span text:style-name="T1">Publisher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draw:line-skew="0.336cm" svg:x1="22.479cm" svg:y1="15.748cm" svg:x2="8.2cm" svg:y2="16.758cm" draw:start-shape="id18" draw:start-glue-point="2" draw:end-shape="id19" draw:end-glue-point="8" svg:d="M22479 15748c0 2769-14279 2264-14279 1010">
          <text:p/>
        </draw:connector>
        <draw:frame draw:style-name="gr8" draw:text-style-name="P9" draw:layer="layout" svg:width="3.046cm" svg:height="1.433cm" svg:x="23.878cm" svg:y="14.195cm">
          <draw:text-box>
            <text:p text:style-name="P8"><text:span text:style-name="T9">Process invoices from publisher in a timely manner</text:span></text:p>
          </draw:text-box>
        </draw:frame>
        <draw:frame draw:style-name="gr43" draw:text-style-name="P14" draw:layer="layout" svg:width="2.16cm" svg:height="1.307cm" svg:x="18.034cm" svg:y="16.51cm">
          <draw:text-box>
            <text:p text:style-name="P14"><text:span text:style-name="T26">Invoice scheduling</text:span></text:p>
          </draw:text-box>
        </draw:frame>
        <draw:custom-shape draw:style-name="gr20" draw:text-style-name="P1" draw:layer="layout" svg:width="0.508cm" svg:height="0.508cm" svg:x="17.78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0" draw:id="id20" draw:layer="layout" svg:width="1.524cm" svg:height="1.27cm" svg:x="6.858cm" svg:y="8.128cm">
          <text:p text:style-name="P11"><text:span text:style-name="T11">Sales</text:span></text:p>
          <draw:enhanced-geometry svg:viewBox="0 0 21600 21600" draw:type="rectangle" draw:enhanced-path="M 0 0 L 21600 0 21600 21600 0 21600 0 0 Z N"/>
        </draw:custom-shape>
        <draw:frame draw:style-name="gr44" draw:text-style-name="P13" draw:layer="layout" svg:width="3.048cm" svg:height="1.659cm" svg:x="4.572cm" svg:y="9.009cm">
          <draw:text-box>
            <text:p text:style-name="P13"><text:span text:style-name="T9">Handles discounts for seasonal periods.</text:span></text:p>
          </draw:text-box>
        </draw:frame>
        <draw:connector draw:style-name="gr11" draw:text-style-name="P1" draw:layer="layout" draw:type="line" svg:x1="7.948cm" svg:y1="11.504cm" svg:x2="7.62cm" svg:y2="9.398cm" draw:start-shape="id7" draw:start-glue-point="5" draw:end-shape="id20" draw:end-glue-point="2" svg:d="M7948 11504l-328-2106">
          <text:p/>
        </draw:connector>
        <draw:connector draw:style-name="gr40" draw:text-style-name="P1" draw:layer="layout" draw:type="line" svg:x1="20.066cm" svg:y1="8.863cm" svg:x2="20.039cm" svg:y2="7.736cm" draw:start-shape="id14" draw:start-glue-point="0" draw:end-shape="id21" draw:end-glue-point="2" svg:d="M20066 8863l-27-1127">
          <text:p/>
        </draw:connector>
        <draw:custom-shape draw:style-name="gr45" draw:text-style-name="P2" xml:id="id21" draw:id="id21" draw:layer="layout" svg:width="2.286cm" svg:height="1.27cm" svg:x="18.896cm" svg:y="6.466cm">
          <text:p text:style-name="P2"><text:span text:style-name="T1">Music </text:span></text:p>
          <text:p text:style-name="P2"><text:span text:style-name="T1">Sch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2" draw:layer="layout" svg:width="2.37cm" svg:height="1.449cm" svg:x="16.426cm" svg:y="8.203cm">
          <draw:text-box>
            <text:p text:style-name="P22"><text:span text:style-name="T25">Goods are set up to be delivered</text:span></text:p>
          </draw:text-box>
        </draw:frame>
        <draw:frame draw:style-name="gr46" draw:text-style-name="P23" draw:layer="layout" svg:width="3.108cm" svg:height="1.207cm" svg:x="24.892cm" svg:y="0.032cm">
          <draw:text-box>
            <text:p text:style-name="P23"><text:span text:style-name="T27">Version 2.5</text:span></text:p>
          </draw:text-box>
        </draw:frame>
        <presentation:notes draw:style-name="dp2">
          <draw:page-thumbnail draw:style-name="gr47" draw:layer="layout" svg:width="18.624cm" svg:height="10.476cm" svg:x="1.482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standard" draw:layer="layout" svg:width="25.143cm" svg:height="17.03cm" svg:x="1.78cm" svg:y="1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4">Concept</text:p>
              </table:table-cell>
              <table:table-cell table:style-name="ce2">
                <text:p text:style-name="P24">Abbreviation</text:p>
              </table:table-cell>
              <table:table-cell table:style-name="ce3">
                <text:p text:style-name="P24">Meaning</text:p>
              </table:table-cell>
            </table:table-row>
            <table:table-row table:style-name="ro2" table:default-cell-style-name="ce5">
              <table:table-cell table:style-name="ce4">
                <text:p text:style-name="P25">Bulk Order</text:p>
              </table:table-cell>
              <table:table-cell>
                <text:p text:style-name="P26">Bulk PO</text:p>
              </table:table-cell>
              <table:table-cell/>
            </table:table-row>
            <table:table-row table:style-name="ro2" table:default-cell-style-name="ce7">
              <table:table-cell table:style-name="ce6">
                <text:p text:style-name="P25">Purchase Order</text:p>
              </table:table-cell>
              <table:table-cell>
                <text:p text:style-name="P26">PO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25">Sales Order</text:p>
              </table:table-cell>
              <table:table-cell>
                <text:p text:style-name="P26">SO</text:p>
              </table:table-cell>
              <table:table-cell>
                <text:p text:style-name="P26">The sales order, sometimes abbreviated as SO, is an order issued by a business or sole trader to a customer.</text:p>
                <text:p text:style-name="P26">A sales order (SO) is an internal document generated by the seller, indicating that the customer is now ready to purchase products and services. A legal contract that makes it mandatory for the seller to sell the listed products at the agreed upon price.</text:p>
              </table:table-cell>
            </table:table-row>
            <table:table-row table:style-name="ro4" table:default-cell-style-name="ce7">
              <table:table-cell table:style-name="ce6">
                <text:p text:style-name="P25">Stock Keeping Unit</text:p>
              </table:table-cell>
              <table:table-cell>
                <text:p text:style-name="P26">SKU</text:p>
              </table:table-cell>
              <table:table-cell>
                <text:p text:style-name="P26">Stock Keeping Unit</text:p>
              </table:table-cell>
            </table:table-row>
            <table:table-row table:style-name="ro2" table:default-cell-style-name="ce7">
              <table:table-cell table:style-name="ce6">
                <text:p text:style-name="P25"><text:span text:style-name="T28">Stock</text:span></text:p>
              </table:table-cell>
              <table:table-cell>
                <text:p text:style-name="P26">STK</text:p>
              </table:table-cell>
              <table:table-cell>
                <text:p><text:span text:style-name="T29">A</text:span> <text:span text:style-name="T30">supply of goods kept on hand for sale to customers by a merchant, distributor, manufacturer, etc.; inventory. </text:span></text:p>
              </table:table-cell>
            </table:table-row>
            <table:table-row table:style-name="ro2">
              <table:table-cell table:style-name="ce8">
                <text:p text:style-name="P27"><text:span text:style-name="T31">Inventory control </text:span></text:p>
              </table:table-cell>
              <table:table-cell table:style-name="ce9"/>
              <table:table-cell table:style-name="ce7">
                <text:p text:style-name="P26">Inventory control or stock control can be broadly defined as "the activity of checking a shop’s stock.</text:p>
              </table:table-cell>
            </table:table-row>
            <table:table-row table:style-name="ro2" table:default-cell-style-name="ce7">
              <table:table-cell table:style-name="ce6">
                <text:p text:style-name="P25">Stock In</text:p>
              </table:table-cell>
              <table:table-cell>
                <text:p text:style-name="P26">STKI</text:p>
              </table:table-cell>
              <table:table-cell>
                <text:p text:style-name="P26">Stock is received into a warehouse location via a system of recording</text:p>
              </table:table-cell>
            </table:table-row>
            <table:table-row table:style-name="ro2" table:default-cell-style-name="ce7">
              <table:table-cell table:style-name="ce6">
                <text:p text:style-name="P25">Stock Out</text:p>
              </table:table-cell>
              <table:table-cell>
                <text:p text:style-name="P26">STKO</text:p>
              </table:table-cell>
              <table:table-cell>
                <text:p text:style-name="P26">Stock is taken out from a warehouse location via a system of recording</text:p>
              </table:table-cell>
            </table:table-row>
            <table:table-row table:style-name="ro2" table:default-cell-style-name="ce7">
              <table:table-cell table:style-name="ce6">
                <text:p text:style-name="P25">Out of Stock</text:p>
              </table:table-cell>
              <table:table-cell>
                <text:p text:style-name="P26">OOS</text:p>
              </table:table-cell>
              <table:table-cell>
                <text:p text:style-name="P26"><text:span text:style-name="T30"><text:s/></text:span><text:span text:style-name="T30">lacking a supply of stock (SKU)</text:span></text:p>
              </table:table-cell>
            </table:table-row>
            <table:table-row table:style-name="ro2" table:default-cell-style-name="ce7">
              <table:table-cell table:style-name="ce6">
                <text:p text:style-name="P25">Inventory</text:p>
              </table:table-cell>
              <table:table-cell>
                <text:p text:style-name="P26">INV</text:p>
              </table:table-cell>
              <table:table-cell/>
            </table:table-row>
            <table:table-row table:style-name="ro5" table:default-cell-style-name="ce7">
              <table:table-cell table:style-name="ce6">
                <text:p text:style-name="P25">Invoice</text:p>
              </table:table-cell>
              <table:table-cell>
                <text:p text:style-name="P26">INVOC</text:p>
              </table:table-cell>
              <table:table-cell>
                <text:p text:style-name="P26">An invoice is a commercial document issued by a seller to a buyer, relating to a sale transaction and indicating the products, quantities, and agreed prices for products or services the seller had provided the buyer. </text:p>
              </table:table-cell>
            </table:table-row>
            <table:table-row table:style-name="ro5" table:default-cell-style-name="ce7">
              <table:table-cell table:style-name="ce6">
                <text:p text:style-name="P25">Credit facility</text:p>
              </table:table-cell>
              <table:table-cell/>
              <table:table-cell>
                <text:p text:style-name="P26">A loan or collection of loans taken on by a corporation. These loans can be many different types, depending upon the needs of the company, and can vary from letters of credit to term loans, and can be committed or uncommitted.</text:p>
              </table:table-cell>
            </table:table-row>
            <table:table-row table:style-name="ro6" table:default-cell-style-name="ce7">
              <table:table-cell table:style-name="ce6">
                <text:p text:style-name="P25">Repayment Terms of a Credit Facility</text:p>
              </table:table-cell>
              <table:table-cell/>
              <table:table-cell>
                <text:p text:style-name="P26">The terms of interest payments, repayments and loan maturity are detailed. They include the interest rates and date for repayment, if a term loan, or the minimum payment amount and recurring payment dates, if a revolving loan. The agreement details whether interest rates may change and specifies the date on which the loan matures, if applicable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7" draw:layer="layout" svg:width="18.624cm" svg:height="10.476cm" svg:x="1.482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5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7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15:00:03.475000000</meta:creation-date>
    <dc:date>2019-02-26T21:12:02.60</dc:date>
    <meta:editing-duration>PT7H23M14S</meta:editing-duration>
    <meta:editing-cycles>62</meta:editing-cycles>
    <meta:generator>OpenOffice/4.1.6$Win32 OpenOffice.org_project/416m1$Build-9790</meta:generator>
    <meta:document-statistic meta:object-count="122"/>
  </office:meta>
</office:document-meta>
</file>